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6471457936194265655"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3" text:outline-level="2"><text:soft-page-break/><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text:span text:style-name="T68"/></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text:soft-page-break/>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27T23:15:34.44</dc:date>
    <meta:editing-duration>P161DT15H52M59S</meta:editing-duration>
    <meta:editing-cycles>10361</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5" meta:paragraph-count="5007" meta:word-count="109495" meta:character-count="696248"/>
  </office:meta>
</office:document-meta>
</file>